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1a_semana</text:p>
          </table:table-cell>
          <table:covered-table-cell/>
          <table:covered-table-cell table:style-name="Default"/>
          <table:table-cell office:value-type="string" calcext:value-type="string" table:number-columns-spanned="3" table:number-rows-spanned="1">
            <text:p>2a_semana</text:p>
          </table:table-cell>
          <table:covered-table-cell table:style-name="Default"/>
          <table:covered-table-cell table:style-name="ce1"/>
          <table:table-cell office:value-type="string" calcext:value-type="string" table:number-columns-spanned="3" table:number-rows-spanned="1">
            <text:p>3a_semana</text:p>
          </table:table-cell>
          <table:covered-table-cell table:style-name="Default"/>
          <table:covered-table-cell/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lanilha</text:p>
          </table:table-cell>
          <table:table-cell office:value-type="string" calcext:value-type="string">
            <text:p>Relatório</text:p>
          </table:table-cell>
          <table:table-cell table:style-name="ce2" office:value-type="string" calcext:value-type="string">
            <text:p>NOTA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Relatório</text:p>
          </table:table-cell>
          <table:table-cell table:style-name="ce1" office:value-type="string" calcext:value-type="string">
            <text:p>NOTA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Relatório</text:p>
          </table:table-cell>
          <table:table-cell table:style-name="ce1" office:value-type="string" calcext:value-type="string">
            <text:p>NOTA</text:p>
          </table:table-cell>
          <table:table-cell table:style-name="ce5" office:value-type="string" calcext:value-type="string">
            <text:p>NOTA</text:p>
          </table:table-cell>
          <table:table-cell table:style-name="ce5" office:value-type="string" calcext:value-type="string">
            <text:p>MENÇÃO</text:p>
          </table:table-cell>
        </table:table-row>
        <table:table-row table:style-name="ro1">
          <table:table-cell table:style-name="ce1" office:value-type="string" calcext:value-type="string">
            <text:p>d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[.B3]*7+[.C3]*11)/18" office:value-type="float" office:value="4.55555555555556" calcext:value-type="float">
            <text:p>4.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formula="of:=([.E3]*7+[.F3]*11)/18" office:value-type="float" office:value="5.77777777777778" calcext:value-type="float">
            <text:p>5.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table:formula="of:=([.H3]*7+[.I3]*11)/18" office:value-type="float" office:value="6.22222222222222" calcext:value-type="float">
            <text:p>6.22</text:p>
          </table:table-cell>
          <table:table-cell table:style-name="ce3" table:formula="of:=([.D3]*13+[.G3]*21+[.J3]*34)/68" office:value-type="float" office:value="5.76633986928105" calcext:value-type="float">
            <text:p>5.77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>
            <text:p>d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B4]*7+[.C4]*11)/18" office:value-type="float" office:value="3.11111111111111" calcext:value-type="float">
            <text:p>3.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table:formula="of:=([.E4]*7+[.F4]*11)/18" office:value-type="float" office:value="3.11111111111111" calcext:value-type="float">
            <text:p>3.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table:formula="of:=([.H4]*7+[.I4]*11)/18" office:value-type="float" office:value="9.22222222222222" calcext:value-type="float">
            <text:p>9.22</text:p>
          </table:table-cell>
          <table:table-cell table:style-name="ce3" table:formula="of:=([.D4]*13+[.G4]*21+[.J4]*34)/68" office:value-type="float" office:value="6.16666666666667" calcext:value-type="float">
            <text:p>6.17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>
            <text:p>d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B5]*7+[.C5]*11)/18" office:value-type="float" office:value="3.11111111111111" calcext:value-type="float">
            <text:p>3.1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table:formula="of:=([.E5]*7+[.F5]*11)/18" office:value-type="float" office:value="8" calcext:value-type="float">
            <text:p>8.0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table:formula="of:=([.H5]*7+[.I5]*11)/18" office:value-type="float" office:value="9" calcext:value-type="float">
            <text:p>9.00</text:p>
          </table:table-cell>
          <table:table-cell table:style-name="ce3" table:formula="of:=([.D5]*13+[.G5]*21+[.J5]*34)/68" office:value-type="float" office:value="7.56535947712418" calcext:value-type="float">
            <text:p>7.57</text:p>
          </table:table-cell>
          <table:table-cell table:style-name="ce1" office:value-type="string" calcext:value-type="string">
            <text:p>MS</text:p>
          </table:table-cell>
        </table:table-row>
        <table:table-row table:style-name="ro1">
          <table:table-cell table:style-name="ce1" office:value-type="string" calcext:value-type="string">
            <text:p>d-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B6]*7+[.C6]*11)/18" office:value-type="float" office:value="8.83333333333333" calcext:value-type="float">
            <text:p>8.8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table:formula="of:=([.E6]*7+[.F6]*11)/18" office:value-type="float" office:value="9.61111111111111" calcext:value-type="float">
            <text:p>9.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table:formula="of:=([.H6]*7+[.I6]*11)/18" office:value-type="float" office:value="9.61111111111111" calcext:value-type="float">
            <text:p>9.61</text:p>
          </table:table-cell>
          <table:table-cell table:style-name="ce3" table:formula="of:=([.D6]*13+[.G6]*21+[.J6]*34)/68" office:value-type="float" office:value="9.46241830065359" calcext:value-type="float">
            <text:p>9.46</text:p>
          </table:table-cell>
          <table:table-cell table:style-name="ce1" office:value-type="string" calcext:value-type="string">
            <text:p>SS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ce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4:16:21.885056339</meta:creation-date>
    <dc:date>2023-02-15T16:06:36.288111450</dc:date>
    <meta:editing-duration>PT13M31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